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Modul2.xml"/>
  <manifest:file-entry manifest:media-type="text/xml" manifest:full-path="Basic/Standard/script-lb.xml"/>
  <manifest:file-entry manifest:media-type="text/xml" manifest:full-path="Basic/Standard/Tabel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charset="x-symbol"/>
    <style:font-face style:name="Arial1" svg:font-family="Arial" style:font-family-generic="swiss"/>
    <style:font-face style:name="Arial Black" svg:font-family="'Arial Black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entury Gothic" svg:font-family="'Century Gothic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1.901cm"/>
    </style:style>
    <style:style style:name="co3" style:family="table-column">
      <style:table-column-properties fo:break-before="auto" style:column-width="2.166cm"/>
    </style:style>
    <style:style style:name="co4" style:family="table-column">
      <style:table-column-properties fo:break-before="auto" style:column-width="3.02cm"/>
    </style:style>
    <style:style style:name="co5" style:family="table-column">
      <style:table-column-properties fo:break-before="auto" style:column-width="2.602cm"/>
    </style:style>
    <style:style style:name="co6" style:family="table-column">
      <style:table-column-properties fo:break-before="auto" style:column-width="3.08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38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Gebrauch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Symbo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Black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6" style:family="table-cell" style:parent-style-name="Default">
      <style:table-cell-properties fo:border-bottom="0.035cm solid #000000" style:diagonal-bl-tr="none" style:diagonal-tl-br="none" fo:border-left="none" fo:border-right="none" fo:border-top="none"/>
    </style:style>
    <style:style style:name="ce1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uro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7" style:family="table-cell" style:parent-style-name="Default" style:data-style-name="N115"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8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Euro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uro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 style:data-style-name="N36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Euro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Euro">
      <style:table-cell-properties style:glyph-orientation-vertical="0" fo:border-bottom="0.105cm double #000000" style:border-line-width-bottom="0.035cm 0.035cm 0.035c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</style:style>
    <style:style style:name="ce4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41" style:family="table-cell" style:parent-style-name="Default"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>
      <style:graphic-properties draw:stroke="none" draw:fill="solid" draw:fill-color="#ffffff" draw:textarea-horizontal-align="justify" draw:textarea-vertical-align="top" draw:auto-grow-height="false" fo:padding-top="0.088cm" fo:padding-bottom="0cm" fo:padding-left="0.076cm" fo:padding-right="0cm" fo:wrap-option="wrap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family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Gebraucht" table:style-name="ta1" table:print-ranges="Gebraucht.A1:Gebraucht.H58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248" table:default-cell-style-name="Default"/>
        <table:table-row table:style-name="ro1">
          <table:table-cell table:number-columns-repeated="256"/>
        </table:table-row>
        <table:table-row table:style-name="ro1">
          <table:table-cell table:style-name="ce2">
            <draw:custom-shape table:end-cell-address="Gebraucht.A2" table:end-x="0.389cm" table:end-y="0.361cm" draw:z-index="9" draw:name="Oval 88" draw:style-name="gr1" draw:text-style-name="P1" svg:width="0.222cm" svg:height="0.202cm" svg:x="0.167cm" svg:y="0.159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table:table-cell>
          <table:table-cell table:style-name="ce2" office:value-type="string">
            <text:p>Hardware</text:p>
          </table:table-cell>
          <table:table-cell table:style-name="ce2">
            <draw:custom-shape table:end-cell-address="Gebraucht.C2" table:end-x="2.112cm" table:end-y="0.313cm" draw:z-index="3" draw:name="Oval 11" draw:style-name="gr2" draw:text-style-name="P1" svg:width="0.223cm" svg:height="0.1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table:end-cell-address="Gebraucht.C2" table:end-x="2.112cm" table:end-y="0.313cm" draw:z-index="4" draw:name="Oval 15" draw:style-name="gr1" draw:text-style-name="P1" svg:width="0.223cm" svg:height="0.1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table:end-cell-address="Gebraucht.C2" table:end-x="2.112cm" table:end-y="0.313cm" draw:z-index="8" draw:name="Oval 19" draw:style-name="gr1" draw:text-style-name="P1" svg:width="0.223cm" svg:height="0.1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table:table-cell>
          <table:table-cell table:style-name="ce2" office:value-type="string">
            <text:p>Eigene Werkstatt</text:p>
          </table:table-cell>
          <table:table-cell table:style-name="ce2"/>
          <table:table-cell table:number-columns-repeated="251"/>
        </table:table-row>
        <table:table-row table:style-name="ro1">
          <table:table-cell>
            <draw:custom-shape table:end-cell-address="Gebraucht.A3" table:end-x="0.389cm" table:end-y="0.339cm" draw:z-index="10" draw:name="Oval 89" draw:style-name="gr1" draw:text-style-name="P1" svg:width="0.222cm" svg:height="0.18cm" svg:x="0.167cm" svg:y="0.159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table:table-cell>
          <table:table-cell office:value-type="string">
            <text:p>Software</text:p>
          </table:table-cell>
          <table:table-cell>
            <draw:custom-shape table:end-cell-address="Gebraucht.C3" table:end-x="2.112cm" table:end-y="0.311cm" draw:z-index="2" draw:name="Oval 10" draw:style-name="gr2" draw:text-style-name="P1" svg:width="0.223cm" svg:height="0.17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table:end-cell-address="Gebraucht.C3" table:end-x="2.112cm" table:end-y="0.311cm" draw:z-index="5" draw:name="Oval 16" draw:style-name="gr1" draw:text-style-name="P1" svg:width="0.223cm" svg:height="0.17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table:table-cell>
          <table:table-cell office:value-type="string">
            <text:p>Vor-Ort-Service</text:p>
          </table:table-cell>
          <table:table-cell/>
          <table:table-cell>
            <draw:custom-shape table:end-cell-address="Gebraucht.I13" table:end-x="0.248cm" table:end-y="0.101cm" draw:z-index="13" draw:name="Text 93" draw:style-name="gr3" draw:text-style-name="P3" svg:width="7.875cm" svg:height="4.843cm" svg:x="0.084cm" svg:y="0.027cm">
              <text:p text:style-name="P2"><text:span text:style-name="T1">Hanseatic Computer</text:span></text:p>
              <text:p text:style-name="P2"><text:span text:style-name="T2">Scheidestr. 17</text:span></text:p>
              <text:p text:style-name="P2"><text:span text:style-name="T2">30625 Hannover</text:span></text:p>
              <text:p text:style-name="P2"><text:span text:style-name="T2"/></text:p>
              <text:p text:style-name="P2"><text:span text:style-name="T2">Tel.: 0511-8990929</text:span></text:p>
              <text:p text:style-name="P2"><text:span text:style-name="T2">Fax: 0511-8990930</text:span></text:p>
              <text:p text:style-name="P2"><text:span text:style-name="T2">info@hanseaticcomputer.de</text:span></text:p>
              <text:p text:style-name="P2"><text:span text:style-name="T2">www.hanseaticcomputer.de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50"/>
        </table:table-row>
        <table:table-row table:style-name="ro1">
          <table:table-cell>
            <draw:custom-shape table:end-cell-address="Gebraucht.A4" table:end-x="0.389cm" table:end-y="0.34cm" draw:z-index="11" draw:name="Oval 90" draw:style-name="gr1" draw:text-style-name="P1" svg:width="0.222cm" svg:height="0.18cm" svg:x="0.167cm" svg:y="0.1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table:table-cell>
          <table:table-cell office:value-type="string">
            <text:p>Netzwerke</text:p>
          </table:table-cell>
          <table:table-cell>
            <draw:custom-shape table:end-cell-address="Gebraucht.C4" table:end-x="2.112cm" table:end-y="0.313cm" draw:z-index="1" draw:name="Oval 9" draw:style-name="gr2" draw:text-style-name="P1" svg:width="0.223cm" svg:height="0.1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table:end-cell-address="Gebraucht.C4" table:end-x="2.112cm" table:end-y="0.313cm" draw:z-index="6" draw:name="Oval 17" draw:style-name="gr1" draw:text-style-name="P1" svg:width="0.223cm" svg:height="0.1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table:table-cell>
          <table:table-cell office:value-type="string">
            <text:p>24h-Service</text:p>
          </table:table-cell>
          <table:table-cell table:number-columns-repeated="252"/>
        </table:table-row>
        <table:table-row table:style-name="ro1">
          <table:table-cell table:style-name="ce3">
            <draw:custom-shape table:end-cell-address="Gebraucht.A5" table:end-x="0.389cm" table:end-y="0.339cm" draw:z-index="12" draw:name="Oval 91" draw:style-name="gr1" draw:text-style-name="P1" svg:width="0.222cm" svg:height="0.18cm" svg:x="0.167cm" svg:y="0.159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table:table-cell>
          <table:table-cell table:style-name="ce3" office:value-type="string">
            <text:p>Beratung</text:p>
          </table:table-cell>
          <table:table-cell table:style-name="ce3">
            <draw:custom-shape table:end-cell-address="Gebraucht.C5" table:end-x="2.112cm" table:end-y="0.313cm" draw:z-index="0" draw:name="Oval 8" draw:style-name="gr2" draw:text-style-name="P1" svg:width="0.223cm" svg:height="0.1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table:end-cell-address="Gebraucht.C5" table:end-x="2.112cm" table:end-y="0.313cm" draw:z-index="7" draw:name="Oval 18" draw:style-name="gr1" draw:text-style-name="P1" svg:width="0.223cm" svg:height="0.1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table:table-cell>
          <table:table-cell table:style-name="ce3" office:value-type="string">
            <text:p>An- und Verkauf</text:p>
          </table:table-cell>
          <table:table-cell table:style-name="ce3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/>
          <table:table-cell table:number-columns-repeated="254"/>
        </table:table-row>
        <table:table-row table:style-name="ro1">
          <table:table-cell/>
          <table:table-cell table:style-name="ce5" office:value-type="string">
            <text:p>Hanseatic Computer · Scheidestr. 17 · 30625 Hannover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é</text:p>
          </table:table-cell>
          <table:table-cell table:number-columns-repeated="3"/>
          <table:table-cell table:style-name="ce25" office:value-type="string">
            <text:p>ù</text:p>
          </table:table-cell>
          <table:table-cell table:style-name="Default"/>
          <table:table-cell table:style-name="ce17" table:number-columns-repeated="2"/>
          <table:table-cell table:style-name="ce39"/>
          <table:table-cell table:number-columns-repeated="247"/>
        </table:table-row>
        <table:table-row table:style-name="ro2" table:number-rows-repeated="4">
          <table:table-cell/>
          <table:table-cell table:style-name="ce7"/>
          <table:table-cell table:number-columns-repeated="4"/>
          <table:table-cell table:style-name="ce32"/>
          <table:table-cell table:style-name="ce35"/>
          <table:table-cell table:style-name="ce40"/>
          <table:table-cell table:number-columns-repeated="247"/>
        </table:table-row>
        <table:table-row table:style-name="ro2">
          <table:table-cell/>
          <table:table-cell table:style-name="ce7"/>
          <table:table-cell table:number-columns-repeated="4"/>
          <table:table-cell table:style-name="ce17" table:number-columns-repeated="2"/>
          <table:table-cell table:style-name="ce39"/>
          <table:table-cell table:number-columns-repeated="247"/>
        </table:table-row>
        <table:table-row table:style-name="ro2">
          <table:table-cell/>
          <table:table-cell table:style-name="ce7"/>
          <table:table-cell table:number-columns-repeated="6"/>
          <table:table-cell table:style-name="ce41"/>
          <table:table-cell table:number-columns-repeated="247"/>
        </table:table-row>
        <table:table-row table:style-name="ro2">
          <table:table-cell/>
          <table:table-cell table:style-name="ce8"/>
          <table:table-cell table:number-columns-repeated="2"/>
          <table:table-cell table:style-name="Default"/>
          <table:table-cell table:number-columns-repeated="3"/>
          <table:table-cell table:style-name="ce41"/>
          <table:table-cell table:number-columns-repeated="247"/>
        </table:table-row>
        <table:table-row table:style-name="ro2">
          <table:table-cell table:style-name="ce4" office:value-type="string">
            <text:p>ë</text:p>
          </table:table-cell>
          <table:table-cell table:style-name="ce8"/>
          <table:table-cell table:number-columns-repeated="2"/>
          <table:table-cell table:style-name="ce25" office:value-type="string">
            <text:p>û</text:p>
          </table:table-cell>
          <table:table-cell table:style-name="Default"/>
          <table:table-cell table:number-columns-repeated="250"/>
        </table:table-row>
        <table:table-row table:style-name="ro1">
          <table:table-cell table:number-columns-repeated="6"/>
          <table:table-cell table:style-name="ce33" office:value-type="string">
            <text:p>Datum:</text:p>
          </table:table-cell>
          <table:table-cell table:style-name="ce36" table:formula="of:=TODAY()" office:value-type="date" office:date-value="2015-03-12">
            <text:p>12.03.2015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3">
          <table:table-cell/>
          <table:table-cell table:style-name="ce9" office:value-type="string">
            <text:p>Rechnung Nr. </text:p>
          </table:table-cell>
          <table:table-cell table:number-columns-repeated="2"/>
          <table:table-cell table:style-name="ce26" office:value-type="float" office:value="2014">
            <text:p>2014</text:p>
          </table:table-cell>
          <table:table-cell table:style-name="ce26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/>
          <table:table-cell table:style-name="ce10"/>
          <table:table-cell/>
          <table:table-cell table:style-name="Default"/>
          <table:table-cell table:style-name="ce27"/>
          <table:table-cell table:number-columns-repeated="251"/>
        </table:table-row>
        <table:table-row table:style-name="ro4">
          <table:table-cell/>
          <table:table-cell table:style-name="ce10"/>
          <table:table-cell/>
          <table:table-cell table:style-name="ce24"/>
          <table:table-cell table:style-name="ce28"/>
          <table:table-cell table:number-columns-repeated="251"/>
        </table:table-row>
        <table:table-row table:style-name="ro1">
          <table:table-cell/>
          <table:table-cell table:style-name="ce5" office:value-type="string">
            <text:p>Das Lieferdatum entspricht dem Rechnungsdatum</text:p>
          </table:table-cell>
          <table:table-cell table:number-columns-repeated="3"/>
          <table:table-cell table:style-name="ce29" table:number-columns-repeated="3"/>
          <table:table-cell table:number-columns-repeated="248"/>
        </table:table-row>
        <table:table-row table:style-name="ro1">
          <table:table-cell/>
          <table:table-cell table:style-name="ce11" office:value-type="string">
            <text:p>Anzahl</text:p>
          </table:table-cell>
          <table:table-cell table:style-name="ce18" office:value-type="string">
            <text:p>Artikel</text:p>
          </table:table-cell>
          <table:table-cell table:style-name="ce18" table:number-columns-repeated="2"/>
          <table:table-cell table:style-name="ce11"/>
          <table:table-cell table:style-name="ce11" office:value-type="string">
            <text:p>Einzelpreis</text:p>
          </table:table-cell>
          <table:table-cell table:style-name="ce11" office:value-type="string">
            <text:p>Gesamtpreis</text:p>
          </table:table-cell>
          <table:table-cell table:number-columns-repeated="248"/>
        </table:table-row>
        <table:table-row table:style-name="ro1">
          <table:table-cell/>
          <table:table-cell table:style-name="ce12" office:value-type="float" office:value="1">
            <text:p>1</text:p>
          </table:table-cell>
          <table:table-cell table:style-name="ce19"/>
          <table:table-cell table:style-name="ce20"/>
          <table:table-cell/>
          <table:table-cell table:style-name="ce30"/>
          <table:table-cell table:style-name="ce30"/>
          <table:table-cell table:style-name="ce30" table:formula="of:=[.B26]*[.G26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20" table:number-columns-repeated="2"/>
          <table:table-cell/>
          <table:table-cell table:style-name="ce31"/>
          <table:table-cell table:style-name="ce30"/>
          <table:table-cell table:style-name="ce30" table:formula="of:=[.B27]*[.G27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Default"/>
          <table:table-cell table:style-name="ce20"/>
          <table:table-cell/>
          <table:table-cell table:style-name="ce31"/>
          <table:table-cell table:style-name="ce30"/>
          <table:table-cell table:style-name="ce30" table:formula="of:=[.B28]*[.G28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20" table:number-columns-repeated="2"/>
          <table:table-cell/>
          <table:table-cell table:style-name="ce31"/>
          <table:table-cell table:style-name="ce30"/>
          <table:table-cell table:style-name="ce30" table:formula="of:=[.B29]*[.G29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21"/>
          <table:table-cell table:style-name="ce20"/>
          <table:table-cell/>
          <table:table-cell table:style-name="ce31"/>
          <table:table-cell table:style-name="ce30"/>
          <table:table-cell table:style-name="ce30" table:formula="of:=[.B30]*[.G30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19"/>
          <table:table-cell table:style-name="ce20"/>
          <table:table-cell/>
          <table:table-cell table:style-name="ce31"/>
          <table:table-cell table:style-name="ce30"/>
          <table:table-cell table:style-name="ce30" table:formula="of:=[.B31]*[.G31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19"/>
          <table:table-cell table:style-name="ce20"/>
          <table:table-cell/>
          <table:table-cell table:style-name="ce31"/>
          <table:table-cell table:style-name="ce30"/>
          <table:table-cell table:style-name="ce30" table:formula="of:=[.B32]*[.G32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19"/>
          <table:table-cell table:style-name="ce20"/>
          <table:table-cell/>
          <table:table-cell table:style-name="ce31"/>
          <table:table-cell table:style-name="ce30"/>
          <table:table-cell table:style-name="ce30" table:formula="of:=[.B33]*[.G33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19"/>
          <table:table-cell table:style-name="ce20"/>
          <table:table-cell/>
          <table:table-cell table:style-name="ce31"/>
          <table:table-cell table:style-name="ce30"/>
          <table:table-cell table:style-name="ce30" table:formula="of:=[.B34]*[.G34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19"/>
          <table:table-cell table:style-name="ce20"/>
          <table:table-cell/>
          <table:table-cell table:style-name="ce31"/>
          <table:table-cell table:style-name="ce30"/>
          <table:table-cell table:style-name="ce30" table:formula="of:=[.B35]*[.G35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19"/>
          <table:table-cell table:style-name="ce20"/>
          <table:table-cell/>
          <table:table-cell table:style-name="ce31"/>
          <table:table-cell table:style-name="ce30"/>
          <table:table-cell table:style-name="ce30" table:formula="of:=[.B36]*[.G36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3"/>
          <table:table-cell table:style-name="ce22"/>
          <table:table-cell table:number-columns-repeated="2"/>
          <table:table-cell table:style-name="ce31"/>
          <table:table-cell table:style-name="ce30"/>
          <table:table-cell table:style-name="ce30" table:formula="of:=[.B37]*[.G37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3"/>
          <table:table-cell table:style-name="ce22"/>
          <table:table-cell table:number-columns-repeated="2"/>
          <table:table-cell table:style-name="ce31"/>
          <table:table-cell table:style-name="ce30"/>
          <table:table-cell table:style-name="ce30" table:formula="of:=[.B38]*[.G38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3"/>
          <table:table-cell table:style-name="ce22"/>
          <table:table-cell table:number-columns-repeated="2"/>
          <table:table-cell table:style-name="ce31"/>
          <table:table-cell table:style-name="ce30"/>
          <table:table-cell table:style-name="ce30" table:formula="of:=[.B39]*[.G39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3"/>
          <table:table-cell table:style-name="ce22"/>
          <table:table-cell table:number-columns-repeated="2"/>
          <table:table-cell table:style-name="ce31"/>
          <table:table-cell table:style-name="ce30"/>
          <table:table-cell table:style-name="ce30" table:formula="of:=[.B40]*[.G40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3"/>
          <table:table-cell table:style-name="ce22"/>
          <table:table-cell table:number-columns-repeated="2"/>
          <table:table-cell table:style-name="ce31"/>
          <table:table-cell table:style-name="ce30"/>
          <table:table-cell table:style-name="ce30" table:formula="of:=[.B41]*[.G41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4"/>
          <table:table-cell table:style-name="Default" table:number-columns-repeated="2"/>
          <table:table-cell table:number-columns-repeated="2"/>
          <table:table-cell table:style-name="ce33"/>
          <table:table-cell table:style-name="ce37"/>
          <table:table-cell table:number-columns-repeated="248"/>
        </table:table-row>
        <table:table-row table:style-name="ro1">
          <table:table-cell/>
          <table:table-cell table:style-name="ce15" office:value-type="string">
            <text:p>6 Monate Gewährleistung</text:p>
          </table:table-cell>
          <table:table-cell table:number-columns-repeated="4"/>
          <table:table-cell table:style-name="ce34"/>
          <table:table-cell table:style-name="ce31"/>
          <table:table-cell table:number-columns-repeated="248"/>
        </table:table-row>
        <table:table-row table:style-name="ro5">
          <table:table-cell/>
          <table:table-cell table:style-name="ce15" office:value-type="string">
            <text:p>Wir danken für Ihren Auftrag.</text:p>
          </table:table-cell>
          <table:table-cell table:number-columns-repeated="4"/>
          <table:table-cell table:style-name="ce33" office:value-type="string">
            <text:p>Gesamtbetrag=</text:p>
          </table:table-cell>
          <table:table-cell table:style-name="ce38" table:formula="of:=SUM([.H26:.H41])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5">
          <table:table-cell table:style-name="Default"/>
          <table:table-cell table:style-name="ce14" office:value-type="string">
            <text:p>Betrag bar erhalten.</text:p>
          </table:table-cell>
          <table:table-cell table:style-name="Default" table:number-columns-repeated="2"/>
          <table:table-cell table:number-columns-repeated="252"/>
        </table:table-row>
        <table:table-row table:style-name="ro5">
          <table:table-cell table:style-name="Default" table:number-columns-repeated="4"/>
          <table:table-cell table:number-columns-repeated="252"/>
        </table:table-row>
        <table:table-row table:style-name="ro5">
          <table:table-cell/>
          <table:table-cell table:style-name="Default" table:number-columns-repeated="2"/>
          <table:table-cell table:number-columns-repeated="253"/>
        </table:table-row>
        <table:table-row table:style-name="ro1">
          <table:table-cell/>
          <table:table-cell table:style-name="ce16"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8"/>
        </table:table-row>
        <table:table-row table:style-name="ro1">
          <table:table-cell/>
          <table:table-cell table:style-name="ce17"/>
          <table:table-cell table:style-name="ce13" office:value-type="string">
            <text:p>Hanseatic Computer</text:p>
          </table:table-cell>
          <table:table-cell table:number-columns-repeated="3"/>
          <table:table-cell table:style-name="ce2" office:value-type="string">
            <text:p>Ware erhalten</text:p>
          </table:table-cell>
          <table:table-cell table:number-columns-repeated="249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" office:value-type="string">
            <text:p>Die Lieferung unterliegt gemäß Paragraf 25a UStG der Differenz Besteuerung</text:p>
          </table:table-cell>
          <table:table-cell/>
          <table:table-cell table:style-name="ce17"/>
          <table:table-cell table:number-columns-repeated="253"/>
        </table:table-row>
        <table:table-row table:style-name="ro1">
          <table:table-cell table:style-name="ce5" office:value-type="string">
            <text:p>Die Ware bleibt bis zur vollständigen Bezahlung unser Eigentum.</text:p>
          </table:table-cell>
          <table:table-cell/>
          <table:table-cell table:style-name="ce23"/>
          <table:table-cell table:number-columns-repeated="253"/>
        </table:table-row>
        <table:table-row table:style-name="ro1">
          <table:table-cell table:style-name="ce5" office:value-type="string">
            <text:p>Bankverbindung: Postbank Hannover, BLZ 250 100 30, Konto-Nr. 454382306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Ust.-ID DE186984567</text:p>
          </table:table-cell>
          <table:table-cell table:number-columns-repeated="255"/>
        </table:table-row>
        <table:table-row table:style-name="ro1">
          <table:table-cell table:style-name="ce6" office:value-type="string">
            <text:p>Geschäftsführer: H. Erkan</text:p>
          </table:table-cell>
          <table:table-cell/>
          <table:table-cell table:style-name="Default" table:number-columns-repeated="6"/>
          <table:table-cell table:number-columns-repeated="248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named-expressions/>
      </table:table>
      <table:named-expressions>
        <table:named-range table:name="Excel_BuiltIn_Print_Area_1" table:base-cell-address="$Gebraucht.$A$1" table:cell-range-address="$Gebraucht.$A$1:.$H$58" table:range-usable-as="print-range"/>
        <table:named-range table:name="Betrag_per_EC_Card_bezahlt." table:base-cell-address="$Gebraucht.$A$1" table:cell-range-address="$Gebraucht.$B$4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charset="x-symbol"/>
    <style:font-face style:name="Arial1" svg:font-family="Arial" style:font-family-generic="swiss"/>
    <style:font-face style:name="Arial Black" svg:font-family="'Arial Black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entury Gothic" svg:font-family="'Century Gothic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>
      <style:table-cell-properties fo:background-color="#a0e0e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>
      <style:table-cell-properties fo:background-color="#9966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>
      <style:table-cell-properties fo:background-color="#9999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>
      <style:table-cell-properties fo:background-color="#cc9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>
      <style:table-cell-properties fo:background-color="#a0e0e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>
      <style:table-cell-properties fo:background-color="#3333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>
      <style:table-cell-properties fo:background-color="#9966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>
      <style:table-cell-properties fo:background-color="#9999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_20_1" style:display-name="Ergebnis 1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uro" style:family="table-cell" style:parent-style-name="Default" style:data-style-name="N1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ut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>
      <style:table-cell-properties fo:background-color="#ffffc0" style:diagonal-bl-tr="none" style:diagonal-tl-br="none" fo:border="0.035cm solid 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chlecht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Überschrift_20_1" style:display-name="Überschrift 1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Überschrift_20_1_20_1" style:display-name="Überschrift 1 1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erknüpfte_20_Zelle" style:display-name="Verknüpfte Zelle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99cm" fo:margin-bottom="0cm" fo:margin-left="1.499cm" fo:margin-right="1cm" style:first-page-number="continue" style:scale-to="100%" style:writing-mode="lr-tb"/>
      <style:header-style>
        <style:header-footer-properties fo:min-height="0.751cm" fo:margin-left="0.4cm" fo:margin-right="0.9cm" fo:margin-bottom="0cm"/>
      </style:header-style>
      <style:footer-style>
        <style:header-footer-properties fo:min-height="0.751cm" fo:margin-left="0.4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12.03.2015</text:date>, <text:time>11:42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Gebraucht" style:display-name="PageStyle_Gebrauch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xxx</meta:initial-creator>
    <meta:creation-date>1998-08-13T13:12:28</meta:creation-date>
    <dc:date>2014-09-13T13:20:01.48</dc:date>
    <meta:print-date>2013-11-15T16:38:14.10</meta:print-date>
    <meta:editing-cycles>15</meta:editing-cycles>
    <meta:editing-duration>PT53M3S</meta:editing-duration>
    <meta:document-statistic meta:table-count="1" meta:cell-count="82" meta:object-count="14"/>
    <meta:user-defined meta:name="Info 1"/>
    <meta:user-defined meta:name="Info 2"/>
    <meta:user-defined meta:name="Info 3"/>
    <meta:user-defined meta:name="Info 4"/>
  </office:meta>
</office:document-meta>
</file>

<file path=Basic/Standard/Modul2.xml><?xml version="1.0" encoding="utf-8"?>
<!DOCTYPE module  PUBLIC '-//OpenOffice.org//DTD OfficeDocument 1.0//EN'  'module.dtd'>
<script:module xmlns:script="http://openoffice.org/2000/script" script:name="Modul2" script:language="StarBasic">Rem Attribute VBA_ModuleType=VBAModule
Option VBASupport 1
Sub RNR()
Dim ExcelExe$, dName$, Nr$
dName = "Z:\Wawi\RN_Zaehler.txt"
Close
On Error Resume Next
Open dName For Input As #1
If Err &gt; 0 Then
Open dName For Output As #1
Print #1, "0"
Close
Open dName For Input As #1
End If
Input #1, Nr
Close
ActiveSheet.Range("D23") = "2008" &amp; Nr + 1
Open dName For Output As #1
Print #1, Nr + 1
Close
End Sub
</script:module>
</file>

<file path=Basic/Standard/Tabelle1.xml><?xml version="1.0" encoding="utf-8"?>
<!DOCTYPE module  PUBLIC '-//OpenOffice.org//DTD OfficeDocument 1.0//EN'  'module.dtd'>
<script:module xmlns:script="http://openoffice.org/2000/script" script:name="Tabelle1" script:language="StarBasic">Rem Attribute VBA_ModuleType=VBADocumentModule
Option VBASupport 1
Private Sub Worksheet_Activate()

End Sub

Private Sub Worksheet_SelectionChange(ByVal Target As Range)

End Sub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abelle1"/>
  <library:element library:name="Modul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